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1296" calcext:value-type="float">
            <text:p>98.7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4568" calcext:value-type="float">
            <text:p>95.9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148" calcext:value-type="float">
            <text:p>95.6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4344" calcext:value-type="float">
            <text:p>94.9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2536" calcext:value-type="float">
            <text:p>93.4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3208" calcext:value-type="float">
            <text:p>92.7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4696" calcext:value-type="float">
            <text:p>91.6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1792" calcext:value-type="float">
            <text:p>88.2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3568" calcext:value-type="float">
            <text:p>87.9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9984" calcext:value-type="float">
            <text:p>82.9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2576" calcext:value-type="float">
            <text:p>82.3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3048" calcext:value-type="float">
            <text:p>80.0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199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803</text:p>
          </table:table-cell>
          <table:table-cell office:value-type="string" calcext:value-type="string">
            <text:p>TWDB:2305803</text:p>
          </table:table-cell>
          <table:table-cell office:value-type="string" calcext:value-type="string">
            <text:p>198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